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ine_20_Style_20_3"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391cm"/>
    </style:style>
    <style:style style:name="gr4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75%"/>
    </style:style>
    <style:style style:name="gr5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75%" dr3d:horizontal-segments="200" dr3d:vertical-segments="16" dr3d:edge-rounding="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6" style:family="graphic" style:parent-style-name="objectwithoutfill">
      <style:graphic-properties svg:stroke-width="0cm" svg:stroke-color="#000000" draw:marker-start-width="0.203cm" draw:marker-end="Arrow" draw:marker-end-width="0.178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3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5.93cm" svg:height="2.53cm" draw:transform="skewX (0.204727121258935) rotate (0.437903109325377) translate (1.21399999756032cm 6.36699998972751cm)" svg:viewBox="0 0 5931 2531" svg:d="M0 0c3366 0 5931 2531 5931 2531">
            <text:p/>
          </draw:path>
          <draw:line draw:style-name="gr2" draw:text-style-name="P1" draw:layer="layout" svg:x1="6.521cm" svg:y1="6.367cm" svg:x2="6.521cm" svg:y2="8.526cm">
            <text:p/>
          </draw:line>
          <draw:line draw:style-name="gr2" draw:text-style-name="P1" draw:layer="layout" svg:x1="1.568cm" svg:y1="6.621cm" svg:x2="1.568cm" svg:y2="8.78cm">
            <text:p/>
          </draw:line>
          <draw:line draw:style-name="gr2" draw:text-style-name="P1" draw:layer="layout" svg:x1="2.838cm" svg:y1="6.621cm" svg:x2="2.838cm" svg:y2="8.78cm">
            <text:p/>
          </draw:line>
          <draw:line draw:style-name="gr2" draw:text-style-name="P1" draw:layer="layout" svg:x1="3.981cm" svg:y1="6.748cm" svg:x2="3.981cm" svg:y2="8.907cm">
            <text:p/>
          </draw:line>
          <draw:line draw:style-name="gr2" draw:text-style-name="P1" draw:layer="layout" svg:x1="5.124cm" svg:y1="6.748cm" svg:x2="5.124cm" svg:y2="8.907cm">
            <text:p/>
          </draw:line>
          <draw:line draw:style-name="gr2" draw:text-style-name="P1" draw:layer="layout" svg:x1="6.063cm" svg:y1="6.877cm" svg:x2="6.063cm" svg:y2="9.036cm">
            <text:p/>
          </draw:line>
          <draw:line draw:style-name="gr2" draw:text-style-name="P1" draw:layer="layout" svg:x1="6.983cm" svg:y1="6.577cm" svg:x2="6.983cm" svg:y2="8.736cm">
            <text:p/>
          </draw:line>
          <draw:line draw:style-name="gr2" draw:text-style-name="P1" draw:layer="layout" svg:x1="4.543cm" svg:y1="6.252cm" svg:x2="4.543cm" svg:y2="8.411cm">
            <text:p/>
          </draw:line>
          <draw:line draw:style-name="gr2" draw:text-style-name="P1" draw:layer="layout" svg:x1="5.632cm" svg:y1="6.245cm" svg:x2="5.632cm" svg:y2="8.404cm">
            <text:p/>
          </draw:line>
          <draw:line draw:style-name="gr2" draw:text-style-name="P1" draw:layer="layout" svg:x1="3.474cm" svg:y1="6.202cm" svg:x2="3.474cm" svg:y2="8.361cm">
            <text:p/>
          </draw:line>
          <draw:line draw:style-name="gr2" draw:text-style-name="P1" draw:layer="layout" svg:x1="2.235cm" svg:y1="6.32cm" svg:x2="2.235cm" svg:y2="8.479cm">
            <text:p/>
          </draw:line>
          <draw:frame draw:style-name="gr3" draw:text-style-name="P2" draw:layer="layout" svg:width="0.891cm" svg:height="0.95cm" svg:x="1.439cm" svg:y="6.875cm">
            <draw:text-box>
              <text:p><text:span text:style-name="T1">P</text:span></text:p>
            </draw:text-box>
          </draw:frame>
          <dr3d:scene draw:style-name="gr4" svg:width="8.07cm" svg:height="5.998cm" svg:x="0.158cm" svg:y="1.375cm" dr3d:transform="matrix (-0.457784571267281 -0.544605356971968 0.702736288707979 -0.00457663110713318 0.791856416843106 0.610690158388119 -0.889051371270151 0.276348367575841 -0.364992108107597 0.477597870686547cm -0.431257917416731cm -0.0789421284573836cm)" dr3d:vrp="(0 0 16888.1428571429)" dr3d:vpn="(0 0 14297.1428571429)" dr3d:projection="parallel" dr3d:distance="2.591cm" dr3d:focal-length="10.008cm" dr3d:shadow-slant="1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5" draw:layer="layout" svg:viewBox="0 -5000 2500 10000" svg:d="M0-5000h250 250 500 500 500 250 250v10000h-250-250-500-500-500-250-250z"/>
          </dr3d:scene>
          <draw:line draw:style-name="gr6" draw:text-style-name="P1" draw:layer="layout" svg:x1="1.314cm" svg:y1="2.176cm" svg:x2="1.314cm" svg:y2="0.652cm">
            <text:p/>
          </draw:line>
          <draw:frame draw:style-name="gr7" draw:text-style-name="P2" draw:layer="layout" svg:width="0.815cm" svg:height="0.95cm" svg:x="3.346cm" svg:y="0.337cm">
            <draw:text-box>
              <text:p><text:span text:style-name="T1">σ</text:span></text:p>
            </draw:text-box>
          </draw:frame>
          <draw:line draw:style-name="gr6" draw:text-style-name="P1" draw:layer="layout" svg:x1="2.33cm" svg:y1="1.795cm" svg:x2="2.33cm" svg:y2="0.271cm">
            <text:p/>
          </draw:line>
          <draw:line draw:style-name="gr6" draw:text-style-name="P1" draw:layer="layout" svg:x1="3.219cm" svg:y1="1.668cm" svg:x2="3.219cm" svg:y2="0.144cm">
            <text:p/>
          </draw:line>
          <draw:line draw:style-name="gr6" draw:text-style-name="P1" draw:layer="layout" svg:x1="4.201cm" svg:y1="1.651cm" svg:x2="4.201cm" svg:y2="0.127cm">
            <text:p/>
          </draw:line>
          <draw:line draw:style-name="gr6" draw:text-style-name="P1" draw:layer="layout" svg:x1="5.158cm" svg:y1="1.687cm" svg:x2="5.158cm" svg:y2="0.163cm">
            <text:p/>
          </draw:line>
          <draw:line draw:style-name="gr6" draw:text-style-name="P1" draw:layer="layout" svg:x1="6.002cm" svg:y1="1.781cm" svg:x2="6.002cm" svg:y2="0.257cm">
            <text:p/>
          </draw:line>
          <draw:line draw:style-name="gr6" draw:text-style-name="P1" draw:layer="layout" svg:x1="6.697cm" svg:y1="2.044cm" svg:x2="6.697cm" svg:y2="0.52cm">
            <text:p/>
          </draw:line>
          <draw:line draw:style-name="gr6" draw:text-style-name="P1" draw:layer="layout" svg:x1="1.911cm" svg:y1="2.908cm" svg:x2="1.911cm" svg:y2="1.384cm">
            <text:p/>
          </draw:line>
          <draw:line draw:style-name="gr6" draw:text-style-name="P1" draw:layer="layout" svg:x1="2.906cm" svg:y1="3.078cm" svg:x2="2.906cm" svg:y2="1.554cm">
            <text:p/>
          </draw:line>
          <draw:line draw:style-name="gr6" draw:text-style-name="P1" draw:layer="layout" svg:x1="3.882cm" svg:y1="3.171cm" svg:x2="3.882cm" svg:y2="1.647cm">
            <text:p/>
          </draw:line>
          <draw:line draw:style-name="gr6" draw:text-style-name="P1" draw:layer="layout" svg:x1="4.895cm" svg:y1="3.151cm" svg:x2="4.895cm" svg:y2="1.627cm">
            <text:p/>
          </draw:line>
          <draw:line draw:style-name="gr6" draw:text-style-name="P1" draw:layer="layout" svg:x1="5.74cm" svg:y1="3.046cm" svg:x2="5.74cm" svg:y2="1.522cm">
            <text:p/>
          </draw:line>
          <draw:line draw:style-name="gr6" draw:text-style-name="P1" draw:layer="layout" svg:x1="6.494cm" svg:y1="2.838cm" svg:x2="6.494cm" svg:y2="1.314cm">
            <text:p/>
          </draw:line>
          <draw:line draw:style-name="gr6" draw:text-style-name="P1" draw:layer="layout" svg:x1="7.104cm" svg:y1="2.439cm" svg:x2="7.104cm" svg:y2="0.9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ine_20_Style_20_3" draw:display-name="Line Style 3" draw:style="rect" draw:dots1="1" draw:dots1-length="0.254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82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6:39:17.731898248</meta:creation-date>
    <dc:date>2017-03-13T23:53:39.518195034</dc:date>
    <meta:editing-duration>PT23M17S</meta:editing-duration>
    <meta:editing-cycles>3</meta:editing-cycles>
    <meta:generator>LibreOffice/5.3.0.3$Linux_X86_64 LibreOffice_project/30m0$Build-3</meta:generator>
    <meta:document-statistic meta:object-count="31"/>
  </office:meta>
</office:document-meta>
</file>